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25-02-1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22024" calcext:value-type="float">
            <text:p>164.0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23-02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29344" calcext:value-type="float">
            <text:p>161.6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20-02-1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59424" calcext:value-type="float">
            <text:p>158.4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9-02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7056" calcext:value-type="float">
            <text:p>156.2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8-0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72968" calcext:value-type="float">
            <text:p>155.5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7-02-24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9296" calcext:value-type="float">
            <text:p>155.1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7-02-24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6248" calcext:value-type="float">
            <text:p>155.1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6-02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72968" calcext:value-type="float">
            <text:p>155.5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5-02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7056" calcext:value-type="float">
            <text:p>156.2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4-02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3-02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836" calcext:value-type="float">
            <text:p>154.5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2-02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64792" calcext:value-type="float">
            <text:p>154.1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1-02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6616" calcext:value-type="float">
            <text:p>152.7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10-02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9-02-25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4844" calcext:value-type="float">
            <text:p>151.3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8-05-0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3344" calcext:value-type="float">
            <text:p>147.9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7-12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64704" calcext:value-type="float">
            <text:p>147.3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7-02-2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1576" calcext:value-type="float">
            <text:p>146.7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6-02-23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02376" calcext:value-type="float">
            <text:p>145.5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5-02-23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4-02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3832" calcext:value-type="float">
            <text:p>142.6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3-02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6488" calcext:value-type="float">
            <text:p>141.8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2002-02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9-02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8-02-2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4528" calcext:value-type="float">
            <text:p>141.3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7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1064" calcext:value-type="float">
            <text:p>141.1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2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90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7256" calcext:value-type="float">
            <text:p>138.8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8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3176" calcext:value-type="float">
            <text:p>140.4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033</text:p>
          </table:table-cell>
          <table:table-cell office:value-type="string" calcext:value-type="string">
            <text:p>01S/24E-30CDC</text:p>
          </table:table-cell>
          <table:table-cell office:value-type="string" calcext:value-type="string">
            <text:p>198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